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c426"/>
    </style:style>
    <style:style style:name="T1" style:family="text">
      <style:text-properties officeooo:rsid="0006c426"/>
    </style:style>
    <style:style style:name="T2" style:family="text">
      <style:text-properties officeooo:rsid="00075bf7"/>
    </style:style>
    <style:style style:name="T3" style:family="text">
      <style:text-properties fo:font-size="18pt" style:text-underline-style="none" fo:font-weight="bold" officeooo:rsid="0006c426" style:font-size-asian="18pt" style:font-weight-asian="bold" style:font-size-complex="18pt" style:font-weight-complex="bold"/>
    </style:style>
    <style:style style:name="T4" style:family="text">
      <style:text-properties fo:color="#c9211e" officeooo:rsid="0006c426"/>
    </style:style>
    <style:style style:name="T5" style:family="text">
      <style:text-properties fo:color="#ffffff" officeooo:rsid="0006c426"/>
    </style:style>
    <style:style style:name="T6" style:family="text">
      <style:text-properties officeooo:rsid="00091b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ELK: What? Where? Why?</text:span><text:span text:style-name="T1"><text:line-break/><text:line-break/>In my journey through setting up and configuring an </text:span><text:span text:style-name="T5">ELK</text:span><text:span text:style-name="T1"> stack I’ve learned that I hate Azure and the Cloud. Joking aside, </text:span><text:span text:style-name="T4">ELK</text:span><text:span text:style-name="T1"> is an </text:span><text:span text:style-name="T4">acronym</text:span><text:span text:style-name="T1"> for the combined processes it uses. </text:span><text:span text:style-name="T4">Elasticsearch</text:span><text:span text:style-name="T1">, </text:span><text:span text:style-name="T4">Logstash</text:span><text:span text:style-name="T1"> and </text:span><text:span text:style-name="T4">Kibana</text:span><text:span text:style-name="T1">. This combination gives you the ability to aggregate logs from all of your systems and applications, analyze these logs, and create visualizations for monitoring. Additionally it can help faster troubleshooting, security analy</text:span><text:span text:style-name="T2">t</text:span><text:span text:style-name="T1">ics and more. In my environment, I deployed an ELK stack to gather logs from my </text:span><text:span text:style-name="T2">v</text:span><text:span text:style-name="T1">irtual </text:span><text:span text:style-name="T2">m</text:span><text:span text:style-name="T1">achine network </text:span><text:span text:style-name="T2">that I have created through Microsoft’s Azure cloud service</text:span><text:span text:style-name="T1">; <text:s/>the mapping of the network and </text:span><text:span text:style-name="T6">the</text:span><text:span text:style-name="T1"> process of the stack is visualized in two diagrams I have uploaded to my GitHub. </text:span><text:span text:style-name="T6">Creating this stack</text:span><text:span text:style-name="T2"> will provide a simple, yet robust solution for log management and an analytic solution to monitor the infrastructure of my virtual network.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2T17:48:09.176000000</meta:creation-date>
    <dc:date>2020-10-22T18:15:52.406000000</dc:date>
    <meta:editing-duration>PT8M34S</meta:editing-duration>
    <meta:editing-cycles>2</meta:editing-cycles>
    <meta:generator>LibreOffice/6.4.2.2$Windows_X86_64 LibreOffice_project/4e471d8c02c9c90f512f7f9ead8875b57fcb1ec3</meta:generator>
    <meta:document-statistic meta:table-count="0" meta:image-count="0" meta:object-count="0" meta:page-count="1" meta:paragraph-count="1" meta:word-count="146" meta:character-count="904" meta:non-whitespace-character-count="756"/>
  </office:meta>
</office:document-meta>
</file>